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fa81" officeooo:paragraph-rsid="000afa81"/>
    </style:style>
    <style:style style:name="P2" style:family="paragraph" style:parent-style-name="Standard">
      <style:paragraph-properties fo:text-align="center" style:justify-single-word="false"/>
      <style:text-properties officeooo:rsid="001d4ed1" officeooo:paragraph-rsid="000afa81"/>
    </style:style>
    <style:style style:name="P3" style:family="paragraph" style:parent-style-name="Standard">
      <style:text-properties officeooo:rsid="001d4ed1" officeooo:paragraph-rsid="000afa81"/>
    </style:style>
    <style:style style:name="P4" style:family="paragraph" style:parent-style-name="Standard">
      <style:text-properties officeooo:rsid="00240ee8" officeooo:paragraph-rsid="000afa81"/>
    </style:style>
    <style:style style:name="P5" style:family="paragraph" style:parent-style-name="Standard">
      <style:text-properties officeooo:rsid="00194c06" officeooo:paragraph-rsid="000afa81"/>
    </style:style>
    <style:style style:name="P6" style:family="paragraph" style:parent-style-name="Standard">
      <style:text-properties officeooo:paragraph-rsid="000afa8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ebe6" style:font-weight-asian="normal" style:font-weight-complex="normal"/>
    </style:style>
    <style:style style:name="T3" style:family="text">
      <style:text-properties fo:font-weight="normal" officeooo:rsid="001b3eba" style:font-weight-asian="normal" style:font-weight-complex="normal"/>
    </style:style>
    <style:style style:name="T4" style:family="text">
      <style:text-properties fo:font-weight="normal" officeooo:rsid="001e2143" style:font-weight-asian="normal" style:font-weight-complex="normal"/>
    </style:style>
    <style:style style:name="T5" style:family="text">
      <style:text-properties style:text-underline-style="none" fo:font-weight="normal" officeooo:rsid="001b3eba" style:font-weight-asian="normal" style:font-weight-complex="normal"/>
    </style:style>
    <style:style style:name="T6" style:family="text">
      <style:text-properties officeooo:rsid="0029ebe6"/>
    </style:style>
    <style:style style:name="T7" style:family="text">
      <style:text-properties officeooo:rsid="0025830a"/>
    </style:style>
    <style:style style:name="T8" style:family="text">
      <style:text-properties officeooo:rsid="00194c06"/>
    </style:style>
    <style:style style:name="T9" style:family="text">
      <style:text-properties officeooo:rsid="0031ff98"/>
    </style:style>
    <style:style style:name="T10" style:family="text">
      <style:text-properties officeooo:rsid="00320fc5"/>
    </style:style>
    <style:style style:name="T11" style:family="text">
      <style:text-properties officeooo:rsid="002a7546"/>
    </style:style>
    <style:style style:name="T12" style:family="text">
      <style:text-properties officeooo:rsid="001b3eba"/>
    </style:style>
    <style:style style:name="T13" style:family="text">
      <style:text-properties officeooo:rsid="0032ed9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c3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ÓN</text:p>
      <text:p text:style-name="P1"/>
      <text:p text:style-name="P4"><text:span text:style-name="Strong_20_Emphasis"><text:span text:style-name="T2">1. </text:span></text:span><text:span text:style-name="Strong_20_Emphasis"><text:span text:style-name="T3">Tu código tiene un error, corrígelo</text:span></text:span></text:p>
      <text:p text:style-name="P4"><text:span text:style-name="Strong_20_Emphasis"><text:span text:style-name="T5"/></text:span></text:p>
      <text:p text:style-name="P5"/>
      <text:p text:style-name="P6"><text:span text:style-name="T6">2. </text:span><text:span text:style-name="T7">A</text:span><text:span text:style-name="T8">greg</text:span><text:span text:style-name="T6">ar</text:span><text:span text:style-name="T8"> la </text:span><text:span text:style-name="T7">instrucción</text:span><text:span text:style-name="T8"> END </text:span><text:span text:style-name="T9">(marca el fin</text:span><text:span text:style-name="T10">al</text:span><text:span text:style-name="T9"> de las instrucciones del proceso)</text:span></text:p>
      <text:p text:style-name="P5"><text:tab/>→ Finaliza <text:span text:style-name="T7">el proceso </text:span>en cuanto encuentre esta instrucción</text:p>
      <text:p text:style-name="P5"/>
      <text:p text:style-name="P6"/>
      <text:p text:style-name="P6"><text:span text:style-name="T11">3. </text:span><text:span text:style-name="T8">Incluir el registro ZF (</text:span>Zero Flag<text:span text:style-name="T8">), </text:span><text:span text:style-name="T12">como Ax, Bx, etc.</text:span></text:p>
      <text:p text:style-name="P6"><text:span text:style-name="T8"><text:tab/>→ </text:span>Si el resultado de <text:span text:style-name="T13">una</text:span> operación es <text:span text:style-name="Strong_20_Emphasis">cero</text:span>, entonces <text:span text:style-name="Strong_20_Emphasis">ZF = 1</text:span></text:p>
      <text:p text:style-name="P6"><text:span text:style-name="Strong_20_Emphasis"><text:tab/>→</text:span><text:span text:style-name="Strong_20_Emphasis"><text:span text:style-name="T8"> </text:span></text:span><text:span text:style-name="Strong_20_Emphasis"><text:span text:style-name="T1">Si el resultado </text:span></text:span><text:span text:style-name="Strong_20_Emphasis"><text:span text:style-name="T14">no es cero</text:span></text:span><text:span text:style-name="Strong_20_Emphasis"><text:span text:style-name="T1">, entonces </text:span></text:span><text:span text:style-name="Strong_20_Emphasis"><text:span text:style-name="T14">ZF = 0</text:span></text:span></text:p>
      <text:p text:style-name="P6"><text:span text:style-name="Strong_20_Emphasis"><text:span text:style-name="T4"/></text:span></text:p>
      <text:p text:style-name="P5"/>
      <text:p text:style-name="P3"><text:span text:style-name="T15">4. </text:span>(Alfredo-LuisAngel-Uriel) Tu código marca lo siguiente (Corrigelo)<text:line-break/></text:p>
      <text:p text:style-name="P3">ID <text:s text:c="3"/>PC <text:s text:c="3"/>Ax <text:s text:c="3"/>Bx <text:s text:c="3"/>Cx <text:s text:c="3"/>Dx <text:s text:c="3"/>Proceso <text:s text:c="6"/>IR <text:s text:c="18"/>Status</text:p>
      <text:p text:style-name="P3">--------------------------------------------------------------------------------</text:p>
      <text:p text:style-name="P3">0 <text:s text:c="4"/>1 <text:s text:c="4"/>0 <text:s text:c="4"/>0 <text:s text:c="4"/>0 <text:s text:c="4"/>0 <text:s text:c="4"/>a.asm <text:s text:c="29"/>Correcto</text:p>
      <text:p text:style-name="P3">0 <text:s text:c="4"/>1 <text:s text:c="4"/>0 <text:s text:c="4"/>0 <text:s text:c="4"/>0 <text:s text:c="4"/>0 <text:s text:c="4"/>a.asm <text:s text:c="8"/>MOV Ax,4r5a <text:s text:c="9"/>Uso incorrecto de valores</text:p>
      <text:p text:style-name="P3">0 <text:s text:c="4"/>1 <text:s text:c="4"/>0 <text:s text:c="4"/>0 <text:s text:c="4"/>0 <text:s text:c="4"/>0 <text:s text:c="4"/>a.asm <text:s text:c="8"/>MOV Ax,hola <text:s text:c="9"/>Uso incorrecto de valores</text:p>
      <text:p text:style-name="P3"/>
      <text:p text:style-name="P2">La primera linea está de más, el registro PC debe aumentar por cada instrucción (correcta o incorrecta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1T11:20:56.607530415</meta:creation-date>
    <dc:date>2025-09-21T11:22:52.481813507</dc:date>
    <meta:editing-duration>PT1M56S</meta:editing-duration>
    <meta:editing-cycles>1</meta:editing-cycles>
    <meta:document-statistic meta:table-count="0" meta:image-count="0" meta:object-count="0" meta:page-count="1" meta:paragraph-count="14" meta:word-count="134" meta:character-count="950" meta:non-whitespace-character-count="649"/>
    <meta:generator>LibreOffice/6.4.7.2$Linux_X86_64 LibreOffice_project/40$Build-2</meta:generator>
  </office:meta>
</office:document-meta>
</file>